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1681in"/>
    </style:style>
    <style:style style:name="Table1.C" style:family="table-column">
      <style:table-column-properties style:column-width="1.1444in"/>
    </style:style>
    <style:style style:name="Table1.D" style:family="table-column">
      <style:table-column-properties style:column-width="1.0868in"/>
    </style:style>
    <style:style style:name="Table1.E" style:family="table-column">
      <style:table-column-properties style:column-width="0.6007in"/>
    </style:style>
    <style:style style:name="Table1.F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2.8125in"/>
    </style:style>
    <style:style style:name="Table2.E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1.26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in" table:align="left"/>
    </style:style>
    <style:style style:name="Table4.A" style:family="table-column">
      <style:table-column-properties style:column-width="1.6542in"/>
    </style:style>
    <style:style style:name="Table4.B" style:family="table-column">
      <style:table-column-properties style:column-width="1.6549in"/>
    </style:style>
    <style:style style:name="Table4.D" style:family="table-column">
      <style:table-column-properties style:column-width="1.736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134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9361in" style:rel-column-width="18957*"/>
    </style:style>
    <style:style style:name="Table5.B" style:family="table-column">
      <style:table-column-properties style:column-width="0.3729in" style:rel-column-width="3651*"/>
    </style:style>
    <style:style style:name="Table5.C" style:family="table-column">
      <style:table-column-properties style:column-width="2.3181in" style:rel-column-width="22697*"/>
    </style:style>
    <style:style style:name="Table5.D" style:family="table-column">
      <style:table-column-properties style:column-width="0.4944in" style:rel-column-width="4841*"/>
    </style:style>
    <style:style style:name="Table5.E" style:family="table-column">
      <style:table-column-properties style:column-width="1.5715in" style:rel-column-width="15389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375in"/>
    </style:style>
    <style:style style:name="Table6.B" style:family="table-column">
      <style:table-column-properties style:column-width="0.684in"/>
    </style:style>
    <style:style style:name="Table6.C" style:family="table-column">
      <style:table-column-properties style:column-width="0.7556in"/>
    </style:style>
    <style:style style:name="Table6.D" style:family="table-column">
      <style:table-column-properties style:column-width="1.4319in"/>
    </style:style>
    <style:style style:name="Table6.E" style:family="table-column">
      <style:table-column-properties style:column-width="0.816in"/>
    </style:style>
    <style:style style:name="Table6.F" style:family="table-column">
      <style:table-column-properties style:column-width="0.5035in"/>
    </style:style>
    <style:style style:name="Table6.G" style:family="table-column">
      <style:table-column-properties style:column-width="0.4569in"/>
    </style:style>
    <style:style style:name="Table6.H" style:family="table-column">
      <style:table-column-properties style:column-width="0.1681in"/>
    </style:style>
    <style:style style:name="Table6.I" style:family="table-column">
      <style:table-column-properties style:column-width="0.625in"/>
    </style:style>
    <style:style style:name="Table6.J" style:family="table-column">
      <style:table-column-properties style:column-width="0.8819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167in" table:align="margins"/>
    </style:style>
    <style:style style:name="Table8.A" style:family="table-column">
      <style:table-column-properties style:column-width="5.7465in" style:rel-column-width="56916*"/>
    </style:style>
    <style:style style:name="Table8.B" style:family="table-column">
      <style:table-column-properties style:column-width="0.8701in" style:rel-column-width="8619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6167in" table:align="margins"/>
    </style:style>
    <style:style style:name="Table9.A" style:family="table-column">
      <style:table-column-properties style:column-width="5.7465in" style:rel-column-width="56916*"/>
    </style:style>
    <style:style style:name="Table9.B" style:family="table-column">
      <style:table-column-properties style:column-width="0.8701in" style:rel-column-width="8619*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8pt" officeooo:rsid="00759bff" officeooo:paragraph-rsid="00759bff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8pt" officeooo:rsid="00759bff" officeooo:paragraph-rsid="0084fe9d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8pt" officeooo:rsid="0077d737" officeooo:paragraph-rsid="0077d737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officeooo:rsid="0078acb3" officeooo:paragraph-rsid="0078acb3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8pt" officeooo:rsid="007b1cd1" officeooo:paragraph-rsid="007b1cd1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8pt" officeooo:rsid="007b1cd1" officeooo:paragraph-rsid="0087f213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8pt" officeooo:paragraph-rsid="0087f213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8pt" officeooo:paragraph-rsid="00201c9d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officeooo:rsid="00874e96" officeooo:paragraph-rsid="00874e96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8pt" officeooo:paragraph-rsid="00152ef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8pt" officeooo:rsid="0011a3f3" officeooo:paragraph-rsid="0011a3f3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8pt" officeooo:rsid="00242701" officeooo:paragraph-rsid="00242701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8pt" officeooo:rsid="002714f8" officeooo:paragraph-rsid="002714f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8pt" officeooo:rsid="0052ff9d" officeooo:paragraph-rsid="0052ff9d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8pt" officeooo:rsid="005da038" officeooo:paragraph-rsid="005da038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0804c3" officeooo:paragraph-rsid="000804c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11a3f3" officeooo:paragraph-rsid="0011a3f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11a3f3" officeooo:paragraph-rsid="0011a3f3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1c45ee" officeooo:paragraph-rsid="001c45ee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1c45ee" officeooo:paragraph-rsid="001c45ee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242701" officeooo:paragraph-rsid="0024270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2.1252in"/>
        </style:tab-stops>
      </style:paragraph-properties>
      <style:text-properties style:font-name="Times New Roman" fo:font-size="8pt" fo:font-weight="bold" officeooo:rsid="00242701" officeooo:paragraph-rsid="00242701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33c2f7" officeooo:paragraph-rsid="0033c2f7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33c2f7" officeooo:paragraph-rsid="0033c2f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3eb17e" officeooo:paragraph-rsid="003eb17e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8pt" fo:font-weight="bold" officeooo:rsid="005da038" officeooo:paragraph-rsid="005da038" style:font-size-asian="8pt" style:font-weight-asian="bold" style:font-size-complex="8pt" style:font-weight-complex="bold"/>
    </style:style>
    <style:style style:name="P29" style:family="paragraph" style:parent-style-name="Standard">
      <style:text-properties officeooo:paragraph-rsid="0087f213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8pt" officeooo:rsid="0070c40f" officeooo:paragraph-rsid="000804c3" style:font-size-asian="8pt" style:font-size-complex="8pt"/>
    </style:style>
    <style:style style:name="P31" style:family="paragraph" style:parent-style-name="Standard" style:master-page-name="Footnote">
      <style:paragraph-properties fo:text-align="center" style:justify-single-word="false" style:page-number="auto"/>
      <style:text-properties style:font-name="Times New Roman" fo:font-weight="bold" officeooo:rsid="000804c3" officeooo:paragraph-rsid="000804c3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8pt" fo:font-weight="bold" officeooo:paragraph-rsid="005da038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77d737" officeooo:paragraph-rsid="0077d737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874e96" officeooo:paragraph-rsid="00874e96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78acb3" officeooo:paragraph-rsid="0078acb3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87f213" officeooo:paragraph-rsid="0087f213" style:font-size-asian="8pt" style:font-weight-asian="bold" style:font-size-complex="8pt" style:font-weight-complex="bold"/>
    </style:style>
    <style:style style:name="T1" style:family="text">
      <style:text-properties officeooo:rsid="002fe8b6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AŞINIR İŞLEM <text:span text:style-name="T1">FİŞİ<text:line-break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FİŞ SIRA NO</text:p>
          </table:table-cell>
          <table:table-cell table:style-name="Table1.A1" office:value-type="string">
            <text:p text:style-name="P32"><text:text-input text:description="">{{ fis_sira_no }}</text:text-input></text:p>
          </table:table-cell>
          <table:table-cell table:style-name="Table1.A1" office:value-type="string">
            <text:p text:style-name="P18">TAHAKKUK NO</text:p>
          </table:table-cell>
          <table:table-cell table:style-name="Table1.A1" office:value-type="string">
            <text:p text:style-name="P32"><text:text-input text:description="">{{ tahakkuk_no }}</text:text-input></text:p>
          </table:table-cell>
          <table:table-cell table:style-name="Table1.A1" office:value-type="string">
            <text:p text:style-name="P18">TARİH</text:p>
          </table:table-cell>
          <table:table-cell table:style-name="Table1.F1" office:value-type="string">
            <text:p text:style-name="P32"><text:text-input text:description="">{{ fis_tarihi }}</text:text-input></text:p>
          </table:table-cell>
        </table:table-row>
        <table:table-row>
          <table:table-cell table:style-name="Table1.A2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19">İL VE İLÇENİN</text:p>
          </table:table-cell>
          <table:table-cell table:style-name="Table2.A1" office:value-type="string">
            <text:p text:style-name="P20">ADI</text:p>
          </table:table-cell>
          <table:table-cell table:style-name="Table2.A1" office:value-type="string">
            <text:p text:style-name="P12"><text:text-input text:description="">{{ il_ilce_adi }}</text:text-input></text:p>
          </table:table-cell>
          <table:table-cell table:style-name="Table2.A1" office:value-type="string">
            <text:p text:style-name="P20">KODU</text:p>
          </table:table-cell>
          <table:table-cell table:style-name="Table2.E1" office:value-type="string">
            <text:p text:style-name="P12"><text:text-input text:description="">{{ il_ilce_kodu }}</text:text-input><text:text-input text:description=""/></text:p>
          </table:table-cell>
        </table:table-row>
        <table:table-row>
          <table:table-cell table:style-name="Table2.A2" office:value-type="string">
            <text:p text:style-name="P19">HARCAMA BİRİMİNİN</text:p>
          </table:table-cell>
          <table:table-cell table:style-name="Table2.A2" office:value-type="string">
            <text:p text:style-name="P20">ADI</text:p>
          </table:table-cell>
          <table:table-cell table:style-name="Table2.A2" office:value-type="string">
            <text:p text:style-name="P11"><text:text-input text:description="">{{ harcama_birimi_adi }}</text:text-input></text:p>
          </table:table-cell>
          <table:table-cell table:style-name="Table2.A2" office:value-type="string">
            <text:p text:style-name="P20">KODU</text:p>
          </table:table-cell>
          <table:table-cell table:style-name="Table2.E2" office:value-type="string">
            <text:p text:style-name="P11"><text:text-input text:description="">{{ harcama_birimi_kodu }}</text:text-input></text:p>
          </table:table-cell>
        </table:table-row>
        <table:table-row>
          <table:table-cell table:style-name="Table2.A2" office:value-type="string">
            <text:p text:style-name="P19">MUHASEBE BİRİMİNİN</text:p>
          </table:table-cell>
          <table:table-cell table:style-name="Table2.A2" office:value-type="string">
            <text:p text:style-name="P20">ADI</text:p>
          </table:table-cell>
          <table:table-cell table:style-name="Table2.A2" office:value-type="string">
            <text:p text:style-name="P11"><text:text-input text:description="">{{ muhasebe_birimi_adi }}</text:text-input></text:p>
          </table:table-cell>
          <table:table-cell table:style-name="Table2.A2" office:value-type="string">
            <text:p text:style-name="P20">KODU</text:p>
          </table:table-cell>
          <table:table-cell table:style-name="Table2.E2" office:value-type="string">
            <text:p text:style-name="P11"><text:text-input text:description="">{{ muhasebe_birimi_kodu }}</text:text-input></text:p>
          </table:table-cell>
        </table:table-row>
        <table:table-row>
          <table:table-cell table:style-name="Table2.E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1">MUAYENE VE KABUL KOMİSYONU TUTANAĞININ</text:p>
          </table:table-cell>
          <table:table-cell table:style-name="Table3.A1" office:value-type="string">
            <text:p text:style-name="P22">TARİHİ</text:p>
          </table:table-cell>
          <table:table-cell table:style-name="Table3.A1" office:value-type="string">
            <text:p text:style-name="P9"><text:text-input text:description="">{{ kabul_komisyonu_tutanagi_tarihi }}</text:text-input></text:p>
          </table:table-cell>
          <table:table-cell table:style-name="Table3.A1" office:value-type="string">
            <text:p text:style-name="P22">SAYISI</text:p>
          </table:table-cell>
          <table:table-cell table:style-name="Table3.E1" office:value-type="string">
            <text:p text:style-name="P7"><text:text-input text:description="">{{ kabul_komisyonu_tutanagi_sayisi }}</text:text-input></text:p>
          </table:table-cell>
        </table:table-row>
        <table:table-row>
          <table:table-cell table:style-name="Table3.A2" office:value-type="string">
            <text:p text:style-name="P21">DAYANAĞI BELGENİN</text:p>
          </table:table-cell>
          <table:table-cell table:style-name="Table3.A2" office:value-type="string">
            <text:p text:style-name="P22">TARİHİ</text:p>
          </table:table-cell>
          <table:table-cell table:style-name="Table3.A2" office:value-type="string">
            <text:p text:style-name="P7"><text:text-input text:description="">{{ dayanagi_belgenin_tarihi }}</text:text-input></text:p>
          </table:table-cell>
          <table:table-cell table:style-name="Table3.A2" office:value-type="string">
            <text:p text:style-name="P22">SAYISI</text:p>
          </table:table-cell>
          <table:table-cell table:style-name="Table3.E2" office:value-type="string">
            <text:p text:style-name="P7"><text:text-input text:description="">{{ dayanagi_belgenin_sayisi }}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23">İŞLEM ÇEŞİDİ</text:p>
          </table:table-cell>
          <table:table-cell table:style-name="Table4.A1" office:value-type="string">
            <text:p text:style-name="P23">NEREDEN GELDİĞİ</text:p>
          </table:table-cell>
          <table:table-cell table:style-name="Table4.A1" office:value-type="string">
            <text:p text:style-name="P23">KİME VERİLDİĞİ</text:p>
          </table:table-cell>
          <table:table-cell table:style-name="Table4.D1" office:value-type="string">
            <text:p text:style-name="P24">NEREYE VERİLDİĞİ</text:p>
          </table:table-cell>
        </table:table-row>
        <table:table-row>
          <table:table-cell table:style-name="Table4.A2" office:value-type="string">
            <text:p text:style-name="P14"><text:text-input text:description="">{{ islem_cesidi }}</text:text-input></text:p>
          </table:table-cell>
          <table:table-cell table:style-name="Table4.A2" office:value-type="string">
            <text:p text:style-name="P7"><text:text-input text:description="">{{ nereden_geldigi }} </text:text-input></text:p>
          </table:table-cell>
          <table:table-cell table:style-name="Table4.A2" office:value-type="string">
            <text:p text:style-name="P15"><text:text-input text:description="">{{ kime_verildigi }}</text:text-input></text:p>
          </table:table-cell>
          <table:table-cell table:style-name="Table4.D2" office:value-type="string">
            <text:p text:style-name="P7"><text:text-input text:description="">{{ nereye_verildigi }}</text:text-input></text:p>
          </table:table-cell>
        </table:table-row>
        <table:table-row table:style-name="Table4.3">
          <table:table-cell table:style-name="Table4.D2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25">BİRİMLER ARASI TAŞINIR HAREKETLERİND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GÖNDERİLEN HARCAMA</text:p>
          </table:table-cell>
          <table:table-cell table:style-name="Table5.A2" office:value-type="string">
            <text:p text:style-name="P25">ADI</text:p>
          </table:table-cell>
          <table:table-cell table:style-name="Table5.A2" office:value-type="string">
            <text:p text:style-name="P11"><text:text-input text:description="">{{ gonderilen_harcama_adi }}</text:text-input></text:p>
          </table:table-cell>
          <table:table-cell table:style-name="Table5.A2" office:value-type="string">
            <text:p text:style-name="P25">KODU</text:p>
          </table:table-cell>
          <table:table-cell table:style-name="Table5.E2" office:value-type="string">
            <text:p text:style-name="P11"><text:text-input text:description="">{{ gonderilen_harcama_kodu }}</text:text-input></text:p>
          </table:table-cell>
        </table:table-row>
        <table:table-row>
          <table:table-cell table:style-name="Table5.A2" office:value-type="string">
            <text:p text:style-name="P26">GÖNDERİLEN TAŞINIR AMBARI</text:p>
          </table:table-cell>
          <table:table-cell table:style-name="Table5.A2" office:value-type="string">
            <text:p text:style-name="P25">ADI</text:p>
          </table:table-cell>
          <table:table-cell table:style-name="Table5.A2" office:value-type="string">
            <text:p text:style-name="P11"><text:text-input text:description="">{{ gonderilen_tasinir_ambari_adi }}</text:text-input></text:p>
          </table:table-cell>
          <table:table-cell table:style-name="Table5.A2" office:value-type="string">
            <text:p text:style-name="P25">KODU</text:p>
          </table:table-cell>
          <table:table-cell table:style-name="Table5.E2" office:value-type="string">
            <text:p text:style-name="P11"><text:text-input text:description="">{{ gonderilen_tasinir_ambari_kodu }}</text:text-input></text:p>
          </table:table-cell>
        </table:table-row>
        <table:table-row>
          <table:table-cell table:style-name="Table5.A2" office:value-type="string">
            <text:p text:style-name="P26">MUHASEBE BİRİMİNİN</text:p>
          </table:table-cell>
          <table:table-cell table:style-name="Table5.A2" office:value-type="string">
            <text:p text:style-name="P25">ADI</text:p>
          </table:table-cell>
          <table:table-cell table:style-name="Table5.A2" office:value-type="string">
            <text:p text:style-name="P11"><text:text-input text:description="">{{ gonderilen_muhasebe_biriminin_adi }}</text:text-input><text:text-input text:description=""/></text:p>
          </table:table-cell>
          <table:table-cell table:style-name="Table5.A2" office:value-type="string">
            <text:p text:style-name="P25">KODU</text:p>
          </table:table-cell>
          <table:table-cell table:style-name="Table5.E2" office:value-type="string">
            <text:p text:style-name="P11"><text:text-input text:description=""/><text:text-input text:description="">{{ gonderilen_muhasebe_biriminin_kodu }}</text:text-input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>
          <table:table-cell table:style-name="Table6.A1" table:number-columns-spanned="10" office:value-type="string">
            <text:p text:style-name="P27">TAŞINIR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7">SIRA NO</text:p>
          </table:table-cell>
          <table:table-cell table:style-name="Table6.A2" office:value-type="string">
            <text:p text:style-name="P27">KODU</text:p>
          </table:table-cell>
          <table:table-cell table:style-name="Table6.A2" office:value-type="string">
            <text:p text:style-name="P27">SİCİL NO</text:p>
          </table:table-cell>
          <table:table-cell table:style-name="Table6.A2" office:value-type="string">
            <text:p text:style-name="P27">ADI</text:p>
          </table:table-cell>
          <table:table-cell table:style-name="Table6.A2" office:value-type="string">
            <text:p text:style-name="P27">AMBAR KODU</text:p>
          </table:table-cell>
          <table:table-cell table:style-name="Table6.A2" office:value-type="string">
            <text:p text:style-name="P27">ÖLÇÜ BİRİMİ</text:p>
          </table:table-cell>
          <table:table-cell table:style-name="Table6.A2" table:number-columns-spanned="2" office:value-type="string">
            <text:p text:style-name="P27">BİRİM FİYAT</text:p>
          </table:table-cell>
          <table:covered-table-cell/>
          <table:table-cell table:style-name="Table6.A2" office:value-type="string">
            <text:p text:style-name="P27">MİKTARI </text:p>
          </table:table-cell>
          <table:table-cell table:style-name="Table6.J2" office:value-type="string">
            <text:p text:style-name="P27">TUTARI</text:p>
          </table:table-cell>
        </table:table-row>
        <table:table-row>
          <table:table-cell table:style-name="Table6.J2" table:number-columns-spanned="10" office:value-type="string">
            <text:p text:style-name="P11"><text:text-input text:description="">{% for tasinir in tasinirlar %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6"><text:text-input text:description="">{{ tasinir.sira_no }}</text:text-input></text:p>
          </table:table-cell>
          <table:table-cell table:style-name="Table6.A2" office:value-type="string">
            <text:p text:style-name="P11"><text:text-input text:description="">{{ tasinir.kodu }}</text:text-input></text:p>
          </table:table-cell>
          <table:table-cell table:style-name="Table6.A2" office:value-type="string">
            <text:p text:style-name="P11"><text:text-input text:description="">{{ tasinir.sicil_no }}</text:text-input></text:p>
          </table:table-cell>
          <table:table-cell table:style-name="Table6.A2" office:value-type="string">
            <text:p text:style-name="P11"><text:text-input text:description="">{{ tasinir.adi }}</text:text-input></text:p>
          </table:table-cell>
          <table:table-cell table:style-name="Table6.A2" office:value-type="string">
            <text:p text:style-name="P11"><text:text-input text:description="">{{ tasinir.ambar_kodu }}</text:text-input></text:p>
          </table:table-cell>
          <table:table-cell table:style-name="Table6.A2" office:value-type="string">
            <text:p text:style-name="P11"><text:text-input text:description="">{{ tasinir.olcu_birimi }}</text:text-input></text:p>
          </table:table-cell>
          <table:table-cell table:style-name="Table6.A2" table:number-columns-spanned="2" office:value-type="string">
            <text:p text:style-name="P11"><text:text-input text:description="">{{ tasinir.birim_fiyat }}</text:text-input></text:p>
          </table:table-cell>
          <table:covered-table-cell/>
          <table:table-cell table:style-name="Table6.A2" office:value-type="string">
            <text:p text:style-name="P11"><text:text-input text:description="">{{ tasinir.miktari }}</text:text-input></text:p>
          </table:table-cell>
          <table:table-cell table:style-name="Table6.J2" office:value-type="string">
            <text:p text:style-name="P11"><text:text-input text:description="">{{ tasinir.tutari }}</text:text-input></text:p>
          </table:table-cell>
        </table:table-row>
        <table:table-row>
          <table:table-cell table:style-name="Table6.J2" table:number-columns-spanned="10" office:value-type="string">
            <text:p text:style-name="P11"><text:text-input text:description="">{% endfor %}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1"/>
          </table:table-cell>
          <table:table-cell table:style-name="Table6.A2" office:value-type="string">
            <text:p text:style-name="P11"><text:text-input text:description=""/><text:text-input text:description="">{{ genel_bilgilendirme_kodu }}</text:text-input></text:p>
          </table:table-cell>
          <table:table-cell table:style-name="Table6.A2" table:number-columns-spanned="5" office:value-type="string">
            <text:p text:style-name="P11"><text:text-input text:description="">{{ genel_bilgilendirme_adi }}</text:text-input></text:p>
          </table:table-cell>
          <table:covered-table-cell/>
          <table:covered-table-cell/>
          <table:covered-table-cell/>
          <table:covered-table-cell/>
          <table:table-cell table:style-name="Table6.J2" table:number-columns-spanned="3" office:value-type="string">
            <text:p text:style-name="P11"><text:text-input text:description="">{{ genel_bilgilendirme_tutari }}</text:text-input></text:p>
          </table:table-cell>
          <table:covered-table-cell/>
          <table:covered-table-cell/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8">GENEL TOPLAM</text:p>
                </table:table-cell>
                <table:table-cell table:style-name="Table8.A1" office:value-type="string">
                  <text:p text:style-name="P34"><text:text-input text:description="">{{ genel_toplam }}</text:text-input>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7.A2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8">TİF KURUŞ FARKI</text:p>
                </table:table-cell>
                <table:table-cell table:style-name="Table9.A1" office:value-type="string">
                  <text:p text:style-name="P33"><text:text-input text:description="">{{ tif_kurus_farki }}</text:text-input></text:p>
                </table:table-cell>
              </table:table-row>
            </table:table>
            <text:p text:style-name="P17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" style:family="table">
      <style:table-properties style:width="3.2694in" table:align="margins"/>
    </style:style>
    <style:style style:name="Table11.A" style:family="table-column">
      <style:table-column-properties style:column-width="1.6347in" style:rel-column-width="32767*"/>
    </style:style>
    <style:style style:name="Table11.B" style:family="table-column">
      <style:table-column-properties style:column-width="1.6347in" style:rel-column-width="32768*"/>
    </style:style>
    <style:style style:name="Table11.A1" style:family="table-cell">
      <style:table-cell-properties fo:padding="0.0382in" fo:border="none"/>
    </style:style>
    <style:style style:name="Table10.B1" style:family="table-cell">
      <style:table-cell-properties fo:padding="0.0382in" fo:border="0.05pt solid #000000"/>
    </style:style>
    <style:style style:name="Table12" style:family="table">
      <style:table-properties style:width="3.2708in" table:align="margins"/>
    </style:style>
    <style:style style:name="Table12.A" style:family="table-column">
      <style:table-column-properties style:column-width="1.6354in" style:rel-column-width="32767*"/>
    </style:style>
    <style:style style:name="Table12.B" style:family="table-column">
      <style:table-column-properties style:column-width="1.6354in" style:rel-column-width="32768*"/>
    </style:style>
    <style:style style:name="Table1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8pt" officeooo:rsid="00759bff" officeooo:paragraph-rsid="00759bff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77d737" officeooo:paragraph-rsid="0077d737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8pt" officeooo:rsid="0077d737" officeooo:paragraph-rsid="0077d737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78acb3" officeooo:paragraph-rsid="0078acb3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style:font-name="Times New Roman" fo:font-size="8pt" officeooo:rsid="007b1cd1" officeooo:paragraph-rsid="007b1cd1" style:font-size-asian="8pt" style:font-size-complex="8pt"/>
    </style:style>
    <style:style style:name="MP6" style:family="paragraph" style:parent-style-name="Table_20_Contents">
      <style:paragraph-properties fo:text-align="start" style:justify-single-word="false"/>
      <style:text-properties style:font-name="Times New Roman"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Times New Roman" fo:font-size="8pt" officeooo:rsid="0078acb3" officeooo:paragraph-rsid="0078acb3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Times New Roman" fo:font-size="8pt" officeooo:rsid="00759bff" officeooo:paragraph-rsid="0084fe9d" style:font-size-asian="8pt" style:font-size-complex="8pt"/>
    </style:style>
    <style:style style:name="MP9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874e96" officeooo:paragraph-rsid="00874e96" style:font-size-asian="8pt" style:font-weight-asian="bold" style:font-size-complex="8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style:font-name="Times New Roman" fo:font-size="8pt" officeooo:rsid="00874e96" officeooo:paragraph-rsid="00874e96" style:font-size-asian="8pt" style:font-size-complex="8pt"/>
    </style:style>
    <style:style style:name="MP11" style:family="paragraph" style:parent-style-name="Table_20_Contents">
      <style:paragraph-properties fo:text-align="center" style:justify-single-word="false"/>
      <style:text-properties style:font-name="Times New Roman" fo:font-size="8pt" fo:font-weight="bold" officeooo:rsid="0087f213" officeooo:paragraph-rsid="0087f213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Times New Roman" fo:font-size="8pt" officeooo:rsid="007b1cd1" officeooo:paragraph-rsid="0087f213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Times New Roman" fo:font-size="8pt" officeooo:paragraph-rsid="0087f213" style:font-size-asian="8pt" style:font-size-complex="8pt"/>
    </style:style>
    <style:style style:name="MP14" style:family="paragraph" style:parent-style-name="Standard">
      <style:text-properties officeooo:paragraph-rsid="0087f213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  <style:master-page style:name="Footnote" style:page-layout-name="Mpm3">
      <style:footer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MP1">Yukarıda <text:span text:style-name="MT1"><text:text-input text:description="">{{ kalem_girdi_sayisi }}</text:text-input></text:span> kalem, <text:span text:style-name="MT1"><text:text-input text:description="">{{ tasinir_girdi_sayisi }}</text:text-input></text:span> taşınır</text:p>
              <text:p text:style-name="MP2">GİRİŞ KAYDI YAPILMIŞTIR.</text:p>
              <text:p text:style-name="MP3"><text:span text:style-name="MT1"><text:text-input text:description="">{{ fis_tarihi }}</text:text-input></text:span><text:line-break/></text:p>
              <text:p text:style-name="MP4">Taşınır Kayıt Yetkilisi</text:p>
              <table:table table:name="Table11" table:style-name="Table11">
                <table:table-column table:style-name="Table11.A"/>
                <table:table-column table:style-name="Table11.B"/>
                <table:table-row>
                  <table:table-cell table:style-name="Table11.A1" office:value-type="string">
                    <text:p text:style-name="MP5">Adı Soyadı</text:p>
                  </table:table-cell>
                  <table:table-cell table:style-name="Table11.A1" office:value-type="string">
                    <text:p text:style-name="MP6">: <text:text-input text:description="">{{ tasinir_kayit_yetkilisi_ad }}</text:text-input></text:p>
                  </table:table-cell>
                </table:table-row>
                <table:table-row>
                  <table:table-cell table:style-name="Table11.A1" office:value-type="string">
                    <text:p text:style-name="MP5">Ünvanı</text:p>
                  </table:table-cell>
                  <table:table-cell table:style-name="Table11.A1" office:value-type="string">
                    <text:p text:style-name="MP6">:<text:text-input text:description="">{{ tasinir_kayit_yetkilisi_unvan }}</text:text-input></text:p>
                  </table:table-cell>
                </table:table-row>
                <table:table-row>
                  <table:table-cell table:style-name="Table11.A1" office:value-type="string">
                    <text:p text:style-name="MP5">İmzası</text:p>
                  </table:table-cell>
                  <table:table-cell table:style-name="Table11.A1" office:value-type="string">
                    <text:p text:style-name="MP6">:</text:p>
                  </table:table-cell>
                </table:table-row>
              </table:table>
              <text:p text:style-name="MP7"/>
              <text:p text:style-name="MP7"/>
            </table:table-cell>
            <table:table-cell table:style-name="Table10.B1" office:value-type="string">
              <text:p text:style-name="MP8">Yukarıda <text:span text:style-name="MT1"><text:text-input text:description="">{{ kalem_girdi_sayisi }}</text:text-input></text:span> kalem, <text:span text:style-name="MT1"><text:text-input text:description="">{{ tasinir_girdi_sayisi }}</text:text-input></text:span> taşınır</text:p>
              <text:p text:style-name="MP9">TESLİM EDİLMİŞTİR.</text:p>
              <text:p text:style-name="MP10"><text:span text:style-name="MT1"><text:text-input text:description="">{{ fis_tarihi }}</text:text-input></text:span></text:p>
              <text:p text:style-name="MP10"/>
              <text:p text:style-name="MP11">TESLİM EDEN</text:p>
              <table:table table:name="Table12" table:style-name="Table12">
                <table:table-column table:style-name="Table12.A"/>
                <table:table-column table:style-name="Table12.B"/>
                <table:table-row>
                  <table:table-cell table:style-name="Table12.A1" office:value-type="string">
                    <text:p text:style-name="MP12">Adı Soyadı</text:p>
                  </table:table-cell>
                  <table:table-cell table:style-name="Table12.A1" office:value-type="string">
                    <text:p text:style-name="MP13">: <text:text-input text:description="">{{ teslim_eden_ad }}</text:text-input></text:p>
                  </table:table-cell>
                </table:table-row>
                <table:table-row>
                  <table:table-cell table:style-name="Table12.A1" office:value-type="string">
                    <text:p text:style-name="MP12">Ünvanı</text:p>
                  </table:table-cell>
                  <table:table-cell table:style-name="Table12.A1" office:value-type="string">
                    <text:p text:style-name="MP13">: <text:text-input text:description="">{{ teslim_eden_unvani }}</text:text-input><text:text-input text:description=""/></text:p>
                  </table:table-cell>
                </table:table-row>
                <table:table-row>
                  <table:table-cell table:style-name="Table12.A1" office:value-type="string">
                    <text:p text:style-name="MP12">İmzası</text:p>
                  </table:table-cell>
                  <table:table-cell table:style-name="Table12.A1" office:value-type="string">
                    <text:p text:style-name="MP13">:</text:p>
                  </table:table-cell>
                </table:table-row>
              </table:table>
              <text:p text:style-name="MP1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1:48:24.941318333</meta:creation-date>
    <meta:generator>LibreOffice/5.1.6.2$Linux_X86_64 LibreOffice_project/10m0$Build-2</meta:generator>
    <dc:date>2017-08-10T14:50:45.562348769</dc:date>
    <meta:editing-duration>PT2H49M8S</meta:editing-duration>
    <meta:editing-cycles>70</meta:editing-cycles>
    <meta:document-statistic meta:table-count="12" meta:image-count="0" meta:object-count="0" meta:page-count="1" meta:paragraph-count="104" meta:word-count="366" meta:character-count="1979" meta:non-whitespace-character-count="1822"/>
  </office:meta>
</office:document-meta>
</file>